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243cm" fo:min-width="9.914cm"/>
    </style:style>
    <style:style style:name="gr2" style:family="graphic" style:parent-style-name="standard">
      <style:graphic-properties draw:textarea-horizontal-align="justify" draw:textarea-vertical-align="middle" draw:auto-grow-height="false" fo:min-height="4.551cm" fo:min-width="4.476cm"/>
    </style:style>
    <style:style style:name="gr3" style:family="graphic" style:parent-style-name="standard">
      <style:graphic-properties draw:textarea-horizontal-align="justify" draw:textarea-vertical-align="middle" draw:auto-grow-height="false" fo:min-height="4.55cm" fo:min-width="4.476cm"/>
    </style:style>
    <style:style style:name="gr4" style:family="graphic" style:parent-style-name="standard">
      <style:graphic-properties draw:textarea-horizontal-align="justify" draw:textarea-vertical-align="middle" draw:auto-grow-height="false" fo:min-height="4.576cm" fo:min-width="4.47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414cm" svg:height="7.493cm" svg:x="4.556cm" svg:y="3.286cm">
          <text:p text:style-name="P1">Employee:</text:p>
          <text:p text:style-name="P1">Last name, first name,</text:p>
          <text:p text:style-name="P1">Base salary, job title,</text:p>
          <text:p text:style-name="P1"/>
          <text:p text:style-name="P1">DisplayName();</text:p>
          <text:p text:style-name="P1">DisplayBaseSalary();</text:p>
          <text:p text:style-name="P1">DisplayTitle();</text:p>
          <text:p text:style-name="P1">DisplayInfo();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76cm" svg:height="4.801cm" svg:x="3.667cm" svg:y="12.938cm">
          <text:p text:style-name="P1">Manager</text:p>
          <text:p text:style-name="P1"/>
          <text:p text:style-name="P1">BonusPayment</text:p>
          <text:p text:style-name="P1"/>
          <text:p text:style-name="P1">CalcSalary()</text:p>
          <text:p text:style-name="P1">displayInfo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976cm" svg:height="4.8cm" svg:x="12.407cm" svg:y="13.091cm">
          <text:p text:style-name="P1">TechnicalStaff</text:p>
          <text:p text:style-name="P1"/>
          <text:p text:style-name="P1">BonusPayment</text:p>
          <text:p text:style-name="P1"/>
          <text:p text:style-name="P1">CalcSalary()</text:p>
          <text:p text:style-name="P1">displayInfo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976cm" svg:height="4.801cm" svg:x="14.82cm" svg:y="19.821cm">
          <text:p text:style-name="P1">SoftwareEngineer</text:p>
          <text:p text:style-name="P1"/>
          <text:p text:style-name="P1">OvertimePay</text:p>
          <text:p text:style-name="P1"/>
          <text:p text:style-name="P1">CaclSalary()</text:p>
          <text:p text:style-name="P1">displayInfo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976cm" svg:height="4.801cm" svg:x="2.755cm" svg:y="19.669cm">
          <text:p text:style-name="P1">Executive</text:p>
          <text:p text:style-name="P1"/>
          <text:p text:style-name="P1">stockOption</text:p>
          <text:p text:style-name="P1"/>
          <text:p text:style-name="P1">displayStock()</text:p>
          <text:p text:style-name="P1">displayInfo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976cm" svg:height="4.826cm" svg:x="9.359cm" svg:y="19.796cm">
          <text:p text:style-name="P1">TestEngineer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13.827cm" svg:y1="18.399cm" svg:x2="12.684cm" svg:y2="19.415cm">
          <text:p/>
        </draw:line>
        <draw:line draw:style-name="gr5" draw:text-style-name="P2" draw:layer="layout" svg:x1="15.224cm" svg:y1="18.272cm" svg:x2="16.494cm" svg:y2="19.542cm">
          <text:p/>
        </draw:line>
        <draw:line draw:style-name="gr5" draw:text-style-name="P2" draw:layer="layout" svg:x1="7.985cm" svg:y1="11.541cm" svg:x2="6.842cm" svg:y2="12.557cm">
          <text:p/>
        </draw:line>
        <draw:line draw:style-name="gr5" draw:text-style-name="P2" draw:layer="layout" svg:x1="5.445cm" svg:y1="18.145cm" svg:x2="5.445cm" svg:y2="19.415cm">
          <text:p/>
        </draw:line>
        <draw:line draw:style-name="gr5" draw:text-style-name="P2" draw:layer="layout" svg:x1="12.811cm" svg:y1="11.414cm" svg:x2="13.954cm" svg:y2="12.8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11:18:26.521222324</meta:creation-date>
    <dc:date>2018-11-12T11:43:43.543869195</dc:date>
    <meta:editing-duration>PT2M56S</meta:editing-duration>
    <meta:editing-cycles>1</meta:editing-cycles>
    <meta:document-statistic meta:object-count="11"/>
    <meta:generator>LibreOffice/5.3.6.1$Linux_X86_64 LibreOffice_project/30$Build-1</meta:generator>
  </office:meta>
</office:document-meta>
</file>